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 style:data-style-name="N2" text:time-value="13:57:01.602490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6-14T13:59:38.961094657</dc:date>
    <meta:editing-duration>PT2H27M52S</meta:editing-duration>
    <meta:editing-cycles>31</meta:editing-cycles>
    <meta:document-statistic meta:table-count="2" meta:cell-count="6135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